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10b" officeooo:paragraph-rsid="001e810b"/>
    </style:style>
    <style:style style:name="T1" style:family="text">
      <style:text-properties officeooo:rsid="00207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‘<text:span text:style-name="T1">t</text:span>1. Let,const,var programme?</text:p>
      <text:p text:style-name="P1">2. whiel and do while?</text:p>
      <text:p text:style-name="P1">3. for, for each,map , reduce,filter,sort?</text:p>
      <text:p text:style-name="P1">4. node js is single threaded or <text:span text:style-name="T1">s</text:span>ynchronous or non blocking or dynamic typed or event driven programming language proved it?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hub_pat_11BA4DA7I03CteGqt5HD9o_uvdbH6h12oDigT5CeXvWRyupJTWaiZllMgOS1CgzMfpZKWB7WE2tItb0V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6:33:44.044117899</meta:creation-date>
    <dc:date>2023-06-29T10:44:28.405033882</dc:date>
    <meta:editing-duration>PT38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6" meta:character-count="312" meta:non-whitespace-character-count="281"/>
  </office:meta>
</office:document-meta>
</file>